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64.1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52.5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0">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6.75pt" draw:z-index="4" draw:style-name="gr3" draw:text-style-name="P3" svg:width="39.74pt" svg:height="15.05pt" svg:x="22.08pt" svg:y="14.1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94pt" draw:z-index="5" draw:style-name="gr3" draw:text-style-name="P3" svg:width="39.49pt" svg:height="15.05pt" svg:x="64.29pt" svg:y="11.3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4.94pt" draw:z-index="10" draw:style-name="gr3" draw:text-style-name="P3" svg:width="12.76pt" svg:height="15.08pt" svg:x="21.29pt" svg:y="22.28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4">00/00/0000</text:date>, <text:time style:data-style-name="N2" text:time-value="10:48:48.6000327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04T11:01:03.384168542</dc:date>
    <meta:editing-duration>P58DT15H13M54S</meta:editing-duration>
    <meta:editing-cycles>2629</meta:editing-cycles>
    <meta:generator>LibreOffice/6.0.7.3$Linux_x86 LibreOffice_project/00m0$Build-3</meta:generator>
    <meta:document-statistic meta:table-count="2" meta:cell-count="47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